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7c482" style:font-size-asian="16pt" style:font-size-complex="16pt"/>
    </style:style>
    <style:style style:name="P2" style:family="paragraph" style:parent-style-name="Text_20_body">
      <style:text-properties officeooo:rsid="0032c4f0" officeooo:paragraph-rsid="00370b2f"/>
    </style:style>
    <style:style style:name="P3" style:family="paragraph" style:parent-style-name="Text_20_body">
      <style:text-properties officeooo:paragraph-rsid="00370b2f"/>
    </style:style>
    <style:style style:name="P4" style:family="paragraph" style:parent-style-name="Text_20_body">
      <style:text-properties officeooo:rsid="001c6891" officeooo:paragraph-rsid="0037c482"/>
    </style:style>
    <style:style style:name="P5" style:family="paragraph" style:parent-style-name="Text_20_body">
      <style:text-properties officeooo:paragraph-rsid="0037c482"/>
    </style:style>
    <style:style style:name="P6" style:family="paragraph" style:parent-style-name="Heading_20_1" style:master-page-name="Right_20_Page">
      <style:paragraph-properties style:page-number="auto"/>
      <style:text-properties officeooo:rsid="001dad2a" officeooo:paragraph-rsid="0037c482"/>
    </style:style>
    <style:style style:name="P7" style:family="paragraph" style:parent-style-name="Heading_20_2">
      <style:text-properties officeooo:paragraph-rsid="00370b2f"/>
    </style:style>
    <style:style style:name="P8" style:family="paragraph" style:parent-style-name="Heading_20_2">
      <style:text-properties officeooo:paragraph-rsid="0037c482"/>
    </style:style>
    <style:style style:name="P9" style:family="paragraph" style:parent-style-name="Heading_20_3">
      <style:text-properties officeooo:paragraph-rsid="00370b2f"/>
    </style:style>
    <style:style style:name="P10" style:family="paragraph" style:parent-style-name="Heading_20_3">
      <style:text-properties officeooo:paragraph-rsid="0037c482"/>
    </style:style>
    <style:style style:name="T1" style:family="text">
      <style:text-properties officeooo:rsid="000f14e3"/>
    </style:style>
    <style:style style:name="T2" style:family="text">
      <style:text-properties officeooo:rsid="001f1efa"/>
    </style:style>
    <style:style style:name="T3" style:family="text">
      <style:text-properties officeooo:rsid="0032c4f0"/>
    </style:style>
    <style:style style:name="T4" style:family="text">
      <style:text-properties officeooo:rsid="00370b2f"/>
    </style:style>
    <style:style style:name="T5" style:family="text">
      <style:text-properties officeooo:rsid="00330199"/>
    </style:style>
    <style:style style:name="T6" style:family="text">
      <style:text-properties officeooo:rsid="001c6891"/>
    </style:style>
    <style:style style:name="T7" style:family="text">
      <style:text-properties officeooo:rsid="000f59fb"/>
    </style:style>
    <style:style style:name="T8" style:family="text">
      <style:text-properties officeooo:rsid="001dad2a"/>
    </style:style>
    <style:style style:name="T9" style:family="text">
      <style:text-properties officeooo:rsid="0037c4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Hasn’t Hit Me Yet</text:h>
      <text:p text:style-name="P8">(<text:span text:style-name="T7">Blue Rodeo</text:span>)</text:p>
      <text:p text:style-name="P10"><text:span text:style-name="T6">[INTRO]</text:span></text:p>
      <text:p text:style-name="P4">D D Em C <text:s text:c="3"/>x2</text:p>
      <text:p text:style-name="P10">[VERSE 1]</text:p>
      <text:p text:style-name="P4">G <text:s text:c="20"/>D</text:p>
      <text:p text:style-name="P4"><text:s text:c="2"/>You say that you're leaving</text:p>
      <text:p text:style-name="P4"><text:s text:c="10"/>Em <text:s text:c="12"/>C</text:p>
      <text:p text:style-name="P4">Well that comes as no surprise</text:p>
      <text:p text:style-name="P4">G <text:s text:c="24"/>D <text:s text:c="9"/>Em <text:s text:c="8"/>C G A</text:p>
      <text:p text:style-name="P4"><text:s text:c="2"/>Still I kinda like this feeling <text:span text:style-name="T9">o</text:span>f being left behind</text:p>
      <text:p text:style-name="P4">G <text:s text:c="22"/>D</text:p>
      <text:p text:style-name="P4"><text:s text:c="2"/>Yea this ain’t nothin new to me</text:p>
      <text:p text:style-name="P4"><text:s text:c="10"/>Em <text:s text:c="11"/>C</text:p>
      <text:p text:style-name="P4">Well it's just like going home</text:p>
      <text:p text:style-name="P4">G <text:s text:c="22"/>D <text:s text:c="6"/></text:p>
      <text:p text:style-name="P4"><text:s text:c="2"/>It's kinda like those sunsets </text:p>
      <text:p text:style-name="P4"><text:s text:c="5"/>Em <text:s text:c="18"/>C G A</text:p>
      <text:p text:style-name="P4">That leave you feeling <text:span text:style-name="T9">s</text:span>o stoned</text:p>
      <text:p text:style-name="P10">[CHORUS]</text:p>
      <text:p text:style-name="P4">Em <text:s text:c="4"/>G <text:s text:c="13"/>D <text:s text:c="12"/>A</text:p>
      <text:p text:style-name="P4"><text:s text:c="3"/>Hey Hey I guess it hasn't hit me yet</text:p>
      <text:p text:style-name="P4">Em <text:s text:c="10"/>G <text:s text:c="14"/>D <text:s text:c="12"/>A</text:p>
      <text:p text:style-name="P4">I fell thru this crack <text:span text:style-name="T9">a</text:span>nd I kinda lost my head</text:p>
      <text:p text:style-name="P4">Em <text:s text:c="5"/>G <text:s text:c="9"/>D <text:s text:c="15"/>A</text:p>
      <text:p text:style-name="P4">I stand transfixed <text:span text:style-name="T9">b</text:span>efore this street light</text:p>
      <text:p text:style-name="P4">Em <text:s text:c="10"/>G <text:s text:c="16"/>D <text:s/>A <text:s text:c="11"/><text:span text:style-name="T5">D</text:span></text:p>
      <text:p text:style-name="P4">Watching the snow fall on this co-old December night</text:p>
      <text:p text:style-name="P10">[BRIDGE]</text:p>
      <text:p text:style-name="P4">D D Em C <text:s text:c="3"/>x2</text:p>
      <text:p text:style-name="P10">[VERSE 2]</text:p>
      <text:p text:style-name="P4">G <text:s text:c="25"/>D</text:p>
      <text:p text:style-name="P4"><text:s text:c="2"/>Never thought this could happen</text:p>
      <text:p text:style-name="P4"><text:soft-page-break/><text:s text:c="8"/>Em <text:s text:c="16"/>C</text:p>
      <text:p text:style-name="P4">But somehow the feeling is gone</text:p>
      <text:p text:style-name="P4">G <text:s text:c="20"/>D</text:p>
      <text:p text:style-name="P4"><text:s text:c="2"/>You got sick of the patterns</text:p>
      <text:p text:style-name="P4"><text:s text:c="4"/>Em <text:s text:c="16"/>C G A</text:p>
      <text:p text:style-name="P4">And I got lost in this song</text:p>
      <text:p text:style-name="P10">[CHORUS]</text:p>
      <text:p text:style-name="P4">Em <text:s/>G <text:s text:c="13"/>D <text:s text:c="12"/>A</text:p>
      <text:p text:style-name="P4">Hey Hey I guess it hasn't hit me yet</text:p>
      <text:p text:style-name="P4">Em <text:s text:c="10"/>G <text:s text:c="14"/>D <text:s text:c="12"/>A</text:p>
      <text:p text:style-name="P4">I fell thru this crack <text:span text:style-name="T9">a</text:span>nd I kinda lost my head</text:p>
      <text:p text:style-name="P4">Em <text:s text:c="5"/>G <text:s text:c="9"/>D <text:s text:c="17"/>A</text:p>
      <text:p text:style-name="P4">I stand transfixed <text:span text:style-name="T9">b</text:span>efore this street light</text:p>
      <text:p text:style-name="P4">Em <text:s text:c="10"/>G <text:s text:c="16"/>D <text:s/>A <text:s text:c="11"/><text:span text:style-name="T5">D</text:span></text:p>
      <text:p text:style-name="P4">Watching the snow fall on this co-old December night</text:p>
      <text:p text:style-name="P10">[BRIDGE]</text:p>
      <text:p text:style-name="P4">D D Em C <text:s text:c="3"/>x2</text:p>
      <text:p text:style-name="P10">[CHORUS]</text:p>
      <text:p text:style-name="P4">Em <text:s/>G <text:s text:c="13"/>D <text:s text:c="12"/>A</text:p>
      <text:p text:style-name="P4">Hey Hey I guess it hasn't hit me yet</text:p>
      <text:p text:style-name="P4">Em <text:s text:c="10"/>G <text:s text:c="14"/>D <text:s text:c="12"/>A</text:p>
      <text:p text:style-name="P4">I fell thru this crack <text:span text:style-name="T9">a</text:span>nd I kinda lost my head</text:p>
      <text:p text:style-name="P4">Em <text:s text:c="5"/>G <text:s text:c="9"/>D <text:s text:c="15"/>A</text:p>
      <text:p text:style-name="P4">I stand transfixed <text:span text:style-name="T9">b</text:span>efore this street light</text:p>
      <text:p text:style-name="P4">Em <text:s text:c="10"/>G <text:s text:c="16"/>D <text:s/>A <text:s text:c="11"/><text:span text:style-name="T5">D</text:span></text:p>
      <text:p text:style-name="P4">Watching the snow fall on this co-old December night</text:p>
      <text:p text:style-name="P10">[VERSE 3]</text:p>
      <text:p text:style-name="P4">Em <text:s text:c="12"/>G <text:s text:c="13"/>D <text:s text:c="4"/>A....</text:p>
      <text:p text:style-name="P4">And out in the middle of Lake Ontario</text:p>
      <text:p text:style-name="P4"><text:s text:c="4"/>Em <text:s text:c="10"/>G</text:p>
      <text:p text:style-name="P4">The same snow is falling</text:p>
      <text:p text:style-name="P4"><text:s text:c="7"/>Em <text:s text:c="9"/>G</text:p>
      <text:p text:style-name="P4">On the deep silent water</text:p>
      <text:p text:style-name="P4"><text:s text:c="4"/>Em <text:s text:c="8"/>G</text:p>
      <text:p text:style-name="P4">The great dark wonder</text:p>
      <text:p text:style-name="P4"><text:soft-page-break/><text:span text:style-name="T5">Em</text:span> <text:s text:c="6"/>D <text:s text:c="10"/>A</text:p>
      <text:p text:style-name="P4">Into the waves of my heart</text:p>
      <text:p text:style-name="P4"><text:span text:style-name="T5">Em</text:span> <text:s text:c="6"/>D <text:s text:c="10"/>A</text:p>
      <text:p text:style-name="P4">Into the waves of my heart</text:p>
      <text:p text:style-name="P4"><text:s text:c="6"/><text:span text:style-name="T5">D</text:span></text:p>
      <text:p text:style-name="P4">of my heart</text:p>
      <text:p text:style-name="P10">[<text:span text:style-name="T8">OUTRO</text:span>]</text:p>
      <text:p text:style-name="P4"><text:span text:style-name="T6">Em C G 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19M53S</meta:editing-duration>
    <meta:editing-cycles>38</meta:editing-cycles>
    <meta:generator>LibreOffice/5.3.6.1$MacOSX_X86_64 LibreOffice_project/686f202eff87ef707079aeb7f485847613344eb7</meta:generator>
    <dc:title>Lyrics + Chords</dc:title>
    <dc:date>2017-11-03T15:45:15.254680000</dc:date>
    <meta:print-date>2017-04-03T12:23:29.985893000</meta:print-date>
    <meta:document-statistic meta:table-count="0" meta:image-count="0" meta:object-count="0" meta:page-count="3" meta:paragraph-count="76" meta:word-count="350" meta:character-count="2189" meta:non-whitespace-character-count="112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